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beae" officeooo:paragraph-rsid="0016beae"/>
    </style:style>
    <style:style style:name="P5" style:family="paragraph" style:parent-style-name="Table_20_Contents">
      <style:text-properties officeooo:rsid="00170568" officeooo:paragraph-rsid="00170568"/>
    </style:style>
    <style:style style:name="P6" style:family="paragraph" style:parent-style-name="Table_20_Contents">
      <style:text-properties officeooo:rsid="001a0235" officeooo:paragraph-rsid="001a023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a8915" officeooo:paragraph-rsid="001a8915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2">
      <style:text-properties officeooo:paragraph-rsid="0018bcc4"/>
    </style:style>
    <style:style style:name="P11" style:family="paragraph" style:parent-style-name="Table_20_Contents" style:list-style-name="L2">
      <style:text-properties officeooo:rsid="0015da38" officeooo:paragraph-rsid="0018bcc4"/>
    </style:style>
    <style:style style:name="P12" style:family="paragraph" style:parent-style-name="Azione_20_attore">
      <style:text-properties officeooo:rsid="000d063f" officeooo:paragraph-rsid="000d063f"/>
    </style:style>
    <style:style style:name="P13" style:family="paragraph" style:parent-style-name="Azione_20_attore">
      <style:text-properties officeooo:paragraph-rsid="000d063f"/>
    </style:style>
    <style:style style:name="P14" style:family="paragraph" style:parent-style-name="Azione_20_sistema">
      <style:text-properties officeooo:rsid="000d063f" officeooo:paragraph-rsid="000d063f"/>
    </style:style>
    <style:style style:name="P15" style:family="paragraph" style:parent-style-name="Azione_20_sistema">
      <style:text-properties officeooo:rsid="000ecb4d" officeooo:paragraph-rsid="000d063f"/>
    </style:style>
    <style:style style:name="P16" style:family="paragraph" style:parent-style-name="Azione_20_sistema">
      <style:text-properties officeooo:rsid="000ecb4d" officeooo:paragraph-rsid="000ecb4d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8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9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5da38" officeooo:paragraph-rsid="0015da38" style:font-name-asian="Times New Roman1" style:font-size-asian="11.5pt" style:font-name-complex="Times New Roman1" style:font-size-complex="11.5pt"/>
    </style:style>
    <style:style style:name="P20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5da38"/>
    </style:style>
    <style:style style:name="T5" style:family="text">
      <style:text-properties officeooo:rsid="001a8915"/>
    </style:style>
    <style:style style:name="T6" style:family="text">
      <style:text-properties officeooo:rsid="00129b6e"/>
    </style:style>
    <style:style style:name="T7" style:family="text">
      <style:text-properties officeooo:rsid="001a99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<text:span text:style-name="T5">zione canditati </text:span><text:span text:style-name="T4">per idone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386199" text:style-name="Numerazione_20_UC">
              <text:list-item text:start-value="1">
                <text:p text:style-name="P12">L'impiegato accede alla <text:span text:style-name="T4">funzionalità</text:span> ricerca iscritti per <text:span text:style-name="T4">idoneità</text:span>.</text:p>
                <text:p text:style-name="P17"/>
              </text:list-item>
              <text:list-item>
                <text:p text:style-name="P14">Il sistema mostra le varie scelte possibili:</text:p>
              </text:list-item>
            </text:list>
            <text:list xml:id="list21385984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4">Iscritti idonei</text:span> </text:p>
                          </text:list-item>
                          <text:list-item>
                            <text:p text:style-name="P19">Iscritti non idonei</text:p>
                            <text:p text:style-name="P2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1417568" text:continue-list="list21386199" text:style-name="Numerazione_20_UC">
              <text:list-item>
                <text:p text:style-name="P13"><text:span text:style-name="T1"><text:s/>L'impiegato </text:span><text:span text:style-name="T2">sceglie una delle categorie elencate.</text:span></text:p>
                <text:p text:style-name="P15"/>
              </text:list-item>
              <text:list-item>
                <text:p text:style-name="P16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1386202" text:style-name="L2">
              <text:list-header>
                <text:p text:style-name="P10"><text:span text:style-name="T7">I)</text:span><text:span text:style-name="T4"> </text:span><text:span text:style-name="T6">La lista degli utenti iscritti potrebbe essere vuota, il sistema, quindi mostra una nuova pagina “non ci sono utenti iscritti per questa categoria”.</text:span></text:p>
                <text:p text:style-name="P11"><text:span text:style-name="T7">II)</text:span> Non è stato ancora pubblicato un bando ufficiale per cui il sistema mostra una nuova pagina “i dati richiesti non sono ancora disponibili”.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rispondere in al più 5 secondi</text:p>
          </table:table-cell>
        </table:table-row>
      </table:table>
      <text:p text:style-name="P8"/>
      <text:p text:style-name="P9">UC_A_7_8 Visualizzazione candidati separate per idonei e non idon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8M9S</meta:editing-duration>
    <meta:editing-cycles>11</meta:editing-cycles>
    <meta:generator>LibreOffice/3.6$Windows_x86 LibreOffice_project/da8c1e6-fd468f4-454e206-f42a4a9-143cfd</meta:generator>
    <dc:date>2012-10-23T01:26:53.60</dc:date>
    <meta:document-statistic meta:table-count="1" meta:image-count="0" meta:object-count="0" meta:page-count="1" meta:paragraph-count="23" meta:word-count="148" meta:character-count="1000" meta:non-whitespace-character-count="878"/>
  </office:meta>
</office:document-meta>
</file>